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E000000C671AB7155.png" manifest:media-type="image/png"/>
  <manifest:file-entry manifest:full-path="Pictures/10000001000000C7000000C7EEFB13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/>
    <style:font-face style:name="Gadugi1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8" style:family="table">
      <style:table-properties style:width="6.2486in" fo:margin-left="0in" fo:margin-top="0in" fo:margin-bottom="0in" table:align="left" style:writing-mode="lr-tb"/>
    </style:style>
    <style:style style:name="Table8.A" style:family="table-column">
      <style:table-column-properties style:column-width="1.066in"/>
    </style:style>
    <style:style style:name="Table8.B" style:family="table-column">
      <style:table-column-properties style:column-width="4.1354in"/>
    </style:style>
    <style:style style:name="Table8.C" style:family="table-column">
      <style:table-column-properties style:column-width="1.0472in"/>
    </style:style>
    <style:style style:name="Table8.1" style:family="table-row">
      <style:table-row-properties style:min-row-height="0.9382in"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8.B1" style:family="table-cell">
      <style:table-cell-properties fo:padding-left="0.075in" fo:padding-right="0.075in" fo:padding-top="0in" fo:padding-bottom="0in" fo:border="none" style:writing-mode="lr-tb"/>
    </style:style>
    <style:style style:name="Table8.2" style:family="table-row">
      <style:table-row-properties style:min-row-height="0.1681in" fo:keep-together="auto"/>
    </style:style>
    <style:style style:name="Table8.A2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" style:family="table">
      <style:table-properties style:width="6.4958in" table:align="margins" style:writing-mode="lr-tb"/>
    </style:style>
    <style:style style:name="Table1.A" style:family="table-column">
      <style:table-column-properties style:column-width="6.4958in" style:rel-column-width="65535*"/>
    </style:style>
    <style:style style:name="Table1.A1" style:family="table-cell">
      <style:table-cell-properties fo:padding="0.0382in" fo:border-left="none" fo:border-right="none" fo:border-top="none" fo:border-bottom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958in" table:align="margins" style:writing-mode="lr-tb"/>
    </style:style>
    <style:style style:name="Table2.A" style:family="table-column">
      <style:table-column-properties style:column-width="1.1361in" style:rel-column-width="11461*"/>
    </style:style>
    <style:style style:name="Table2.B" style:family="table-column">
      <style:table-column-properties style:column-width="5.3597in" style:rel-column-width="54074*"/>
    </style:style>
    <style:style style:name="Table2.A1" style:family="table-cell">
      <style:table-cell-properties fo:padding="0.0382in" fo:border-left="none" fo:border-right="none" fo:border-top="none" fo:border-bottom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ICLR_20_-_20_Cabeçalho">
      <style:paragraph-properties fo:margin-top="0in" fo:margin-bottom="0in" style:contextual-spacing="false" fo:orphans="0" fo:widows="0" fo:padding="0in" fo:border="none"/>
      <style:text-properties fo:language="pt" fo:country="BR" style:letter-kerning="false" style:language-asian="pt" style:country-asian="BR" style:language-complex="ar" style:country-complex="SA"/>
    </style:style>
    <style:style style:name="P2" style:family="paragraph" style:parent-style-name="ICLR_20_-_20_Cabeçalho">
      <style:paragraph-properties fo:margin-top="0in" fo:margin-bottom="0in" style:contextual-spacing="false" fo:text-align="end" style:justify-single-word="false" fo:orphans="0" fo:widows="0" fo:padding="0in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P3" style:family="paragraph" style:parent-style-name="ICLR_20_-_20_Rodapé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4" style:family="paragraph" style:parent-style-name="ICLR_20_-_20_Rodapé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5" style:family="paragraph" style:parent-style-name="Standard">
      <style:text-properties fo:color="#000000" loext:opacity="100%" style:font-name="Gadugi" fo:font-size="12pt"/>
    </style:style>
    <style:style style:name="P6" style:family="paragraph" style:parent-style-name="ICLR_20_-_20_Tabela">
      <style:paragraph-properties fo:text-align="center" style:justify-single-word="false"/>
    </style:style>
    <style:style style:name="P7" style:family="paragraph" style:parent-style-name="ICLR_20_-_20_Tabela">
      <style:paragraph-properties fo:text-align="center" style:justify-single-word="false"/>
      <style:text-properties officeooo:paragraph-rsid="003451dd"/>
    </style:style>
    <style:style style:name="P8" style:family="paragraph" style:parent-style-name="ICLR_20_-_20_Tabela">
      <style:paragraph-properties fo:text-align="center" style:justify-single-word="false"/>
      <style:text-properties officeooo:paragraph-rsid="0034d312"/>
    </style:style>
    <style:style style:name="P9" style:family="paragraph" style:parent-style-name="Standard">
      <style:text-properties officeooo:paragraph-rsid="002f2326"/>
    </style:style>
    <style:style style:name="P10" style:family="paragraph" style:parent-style-name="Standard">
      <style:text-properties officeooo:paragraph-rsid="002aca27"/>
    </style:style>
    <style:style style:name="P11" style:family="paragraph" style:parent-style-name="Standard" style:master-page-name="Standard">
      <style:paragraph-properties style:page-number="1"/>
      <style:text-properties officeooo:paragraph-rsid="002aca27"/>
    </style:style>
    <style:style style:name="P12" style:family="paragraph" style:parent-style-name="Standard">
      <style:text-properties fo:color="#000000" loext:opacity="100%" style:font-name="Gadugi" fo:font-size="12pt" officeooo:rsid="0036bb09" officeooo:paragraph-rsid="0036bb09"/>
    </style:style>
    <style:style style:name="P13" style:family="paragraph" style:parent-style-name="Header">
      <style:paragraph-properties fo:margin-top="0.0138in" fo:margin-bottom="0.0138in" style:contextual-spacing="false" fo:line-height="100%"/>
      <style:text-properties fo:font-size="10pt" style:font-size-asian="10pt" style:font-name-complex="Arial1" style:font-size-complex="10pt"/>
    </style:style>
    <style:style style:name="P14" style:family="paragraph" style:parent-style-name="ICLR_20_-_20_Cabeçalho">
      <style:paragraph-properties fo:margin-top="0in" fo:margin-bottom="0in" style:contextual-spacing="false" fo:orphans="0" fo:widows="0" fo:padding="0in" fo:border="none"/>
      <style:text-properties fo:language="pt" fo:country="BR" style:letter-kerning="false" style:language-asian="pt" style:country-asian="BR" style:language-complex="ar" style:country-complex="SA"/>
    </style:style>
    <style:style style:name="P15" style:family="paragraph" style:parent-style-name="ICLR_20_-_20_Rodapé">
      <style:paragraph-properties fo:text-align="start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loext:opacity="100%"/>
    </style:style>
    <style:style style:name="T4" style:family="text">
      <style:text-properties fo:language="zh" fo:country="CN" style:font-name-asian="Times New Roman1" style:language-asian="zh" style:country-asian="CN"/>
    </style:style>
    <style:style style:name="T5" style:family="text">
      <style:text-properties fo:language="zh" fo:country="CN" officeooo:rsid="00086036" style:font-name-asian="Times New Roman1" style:language-asian="zh" style:country-asian="CN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Gadugi" fo:font-size="12pt"/>
    </style:style>
    <style:style style:name="T8" style:family="text">
      <style:text-properties fo:color="#000000" loext:opacity="100%" style:font-name="Gadugi" fo:font-size="12pt" fo:font-style="italic"/>
    </style:style>
    <style:style style:name="T9" style:family="text">
      <style:text-properties fo:color="#000000" loext:opacity="100%" style:font-name="Gadugi" fo:font-size="12pt" officeooo:rsid="002bd9b2"/>
    </style:style>
    <style:style style:name="T10" style:family="text">
      <style:text-properties fo:color="#000000" loext:opacity="100%" style:font-name="Gadugi" fo:font-size="10pt"/>
    </style:style>
    <style:style style:name="T11" style:family="text">
      <style:text-properties fo:color="#000000" loext:opacity="100%" style:font-name="Gadugi" fo:font-size="10pt" fo:font-style="italic"/>
    </style:style>
    <style:style style:name="T12" style:family="text">
      <style:text-properties fo:color="#000000" loext:opacity="100%" style:font-name="Gadugi" fo:font-size="9pt"/>
    </style:style>
    <style:style style:name="T13" style:family="text">
      <style:text-properties officeooo:rsid="0036bb09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  <text:sequence-decl text:display-outline-level="0" text:name="Quadro"/>
      </text:sequence-decls>
      <text:p text:style-name="P11"><text:span text:style-name="T7"><text:text-input text:description="">{% if n_midias == 1 %}</text:text-input></text:span><text:span text:style-name="T7">Os dados relacionados a esta perícia foram transcritos para 1 (uma) mídia ótica que acompanha o laudo.</text:span><text:span text:style-name="T7"><text:text-input text:description="">{% elif n_midias &gt; 1 %}</text:text-input></text:span><text:span text:style-name="T7">Os dados relacionados a esta perícia foram transcritos para </text:span><text:span text:style-name="T7"><text:text-input text:description="">{{ n_midias }}</text:text-input></text:span><text:span text:style-name="T12"><text:s/></text:span><text:span text:style-name="T7">(</text:span><text:span text:style-name="T7"><text:text-input text:description="">{{ n_midias|numero_extenso_fem }}</text:text-input></text:span><text:span text:style-name="T7">) mídias óticas que acompanham o laudo.</text:span><text:span text:style-name="T7"><text:text-input text:description="">{% else %}</text:text-input></text:span><text:span text:style-name="T7">Os dados relacionados a esta perícia foram transcritos para o</text:span><text:span text:style-name="T12"> </text:span><text:span text:style-name="T7">HDD de número de série XX fornecido pelo requisitante dentro de um diretório de nome XX.</text:span><text:span text:style-name="T7"><text:text-input text:description="">{% endif %}</text:text-input></text:span></text:p>
      <text:p text:style-name="P12"><text:text-input text:description="paragraph">{% if compactado %}</text:text-input></text:p>
      <text:p text:style-name="P10"><text:span text:style-name="T13">D</text:span>evido <text:span text:style-name="T13">ao volume de dados exceder a capacidade de um mídia ótica individual e ao fato de que para o relatório funcionar com todos os seus anexos é necessário que os arquivos estejam juntos no momento da sua abertura para análise, foi feita a compactação de todos os arquivos em formato ZIP e fragmentado em mais de uma mídia. Para visualização do relatório é preciso antes copiar as partes do ZIP mídia a mídia para uma pasta em algum computador e em seguida proceder a descompactação para só então poder ser feita a abertura do relatório de dados. Não é possível abrir o relatório diretamente de uma das mídias óticas. Informa-se também que o relatório no formato PDF não deve ser copiado sem que também sejam copiados os arquivos de anexo que o acompanham pois ele contém links para outros arquivos como imagens, áudios e vídeos que também fazem parte do relatório de extração. O relatório é uma pasta com vários arquivos relacionados entre si que formam um todo.</text:span></text:p>
      <text:p text:style-name="P12"><text:text-input text:description="paragraph">{% endif %}</text:text-input></text:p>
      <text:p text:style-name="Standard"><text:span text:style-name="T7">Foi calculado o resumo criptográfico (</text:span><text:span text:style-name="T8">hash)</text:span><text:span text:style-name="T6"> </text:span><text:span text:style-name="T7">dos arquivos essenciais à cadeia de custódia utilizando-se o algoritmo SHA-512. A lista de tais </text:span><text:span text:style-name="T9">hashes</text:span><text:span text:style-name="T7"> foi registrada no arquivo de nome “hash.txt” que foi gravado dentro do mesmo diretório, cujo </text:span><text:span text:style-name="T8">hash</text:span><text:span text:style-name="T6"> </text:span><text:span text:style-name="T7">segue no quadro a seguir.</text:span></text:p>
      <text:p text:style-name="P5"><text:text-input text:description="">{% if hashes|count == 1 %}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Caption"><text:span text:style-name="T10">Quadro </text:span><text:span text:style-name="T10"><text:sequence text:ref-name="refQuadro0" text:name="Quadro" text:formula="ooow:Quadro+1" style:num-format="1">1</text:sequence></text:span><text:span text:style-name="T6"><text:s/>– </text:span><text:span text:style-name="T10">Código </text:span><text:span text:style-name="T11">hash</text:span><text:span text:style-name="T6"> </text:span><text:span text:style-name="T10">do arquivo hash.txt</text:span></text:p>
          </table:table-cell>
        </table:table-row>
        <table:table-row>
          <table:table-cell table:style-name="Table1.A2" office:value-type="string">
            <text:p text:style-name="P8"><text:s/><text:text-input text:description="">{{ hashes.0.value }}</text:text-input></text:p>
          </table:table-cell>
        </table:table-row>
      </table:table>
      <text:p text:style-name="P9"><text:text-input text:description="">{% else %}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caption">Tabela <text:sequence text:ref-name="refTabela0" text:name="Tabela" text:formula="ooow:Tabela+1" style:num-format="1">1</text:sequence>: Hashes<text:soft-page-break/></text:p>
          </table:table-cell>
          <table:covered-table-cell/>
        </table:table-row>
        <table:table-row>
          <table:table-cell table:style-name="Table2.A2" office:value-type="string">
            <text:p text:style-name="P6"><text:text-input text:description="">{{ hash.id }}</text:text-input></text:p>
          </table:table-cell>
          <table:table-cell table:style-name="Table2.B2" office:value-type="string">
            <text:p text:style-name="P7"><text:text-input text:description="before::row">{% for hash in hashes %}</text:text-input></text:p>
            <text:p text:style-name="P7"><text:s/><text:text-input text:description="">{{ hash.value }}</text:text-input></text:p>
            <text:p text:style-name="P7"><text:s/><text:text-input text:description="after::row">{% endfor %}</text:text-input></text:p>
          </table:table-cell>
        </table:table-row>
      </table:table>
      <text:p text:style-name="P9"><text:text-input text:description="">{% endif %}</text:text-inpu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/>
    <style:font-face style:name="Gadugi1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style:contextual-spacing="false" fo:line-height="125%" fo:text-align="justify" style:justify-single-word="false" fo:orphans="0" fo:widows="0" fo:text-indent="0.4902in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left="0in" fo:margin-right="0in" fo:margin-top="0in" fo:margin-bottom="0in" style:contextual-spacing="false" fo:text-align="center" style:justify-single-word="false" fo:text-indent="0in" style:auto-text-indent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1" style:default-outline-level="1" style:class="text">
      <style:paragraph-properties fo:margin-top="0.1665in" fo:margin-bottom="0.0417in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1" style:default-outline-level="2" style:class="text">
      <style:paragraph-properties fo:margin-top="0in" fo:margin-bottom="0.0417in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1" style:default-outline-level="3" style:class="text">
      <style:paragraph-properties fo:margin-left="0in" fo:margin-right="0in" fo:orphans="2" fo:widows="2" fo:text-indent="0in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Heading_20_4" style:display-name="Heading 4" style:family="paragraph" style:parent-style-name="Standard" style:next-style-name="Standard" loext:linked-style-name="Heading_20_4_20_Char1" style:default-outline-level="4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loext:linked-style-name="Heading_20_5_20_Char1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loext:linked-style-name="Heading_20_6_20_Char1" style:default-outline-level="6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1" style:default-outline-level="7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1" style:default-outline-level="8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1" style:default-outline-level="9" style:class="text">
      <style:paragraph-properties fo:margin-top="0.1665in" fo:margin-bottom="0.0417in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139in" fo:margin-bottom="0.139in" style:contextual-spacing="false"/>
    </style:style>
    <style:style style:name="Quote" style:family="paragraph" style:parent-style-name="Standard" style:next-style-name="Standard" loext:linked-style-name="Quote_20_Char">
      <style:paragraph-properties fo:margin-left="0.5in" fo:margin-right="0.5in" fo:text-indent="0.4902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0.5in" fo:margin-right="0.5in" fo:text-indent="0.4902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1965in" fo:margin-right="0in" fo:margin-top="0in" fo:margin-bottom="0.0835in" style:contextual-spacing="false" fo:line-height="200%" fo:orphans="2" fo:widows="2" fo:text-indent="0.4902in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1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1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left="0in" fo:margin-right="0in" fo:margin-top="0in" fo:margin-bottom="0.111in" style:contextual-spacing="true" fo:line-height="100%" fo:text-align="center" style:justify-single-word="false" fo:text-indent="0in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loext:linked-style-name="Footnote_20_Text_20_Char1" style:class="extra">
      <style:paragraph-properties fo:margin-left="0in" fo:margin-right="0in" fo:line-height="100%" fo:text-indent="0in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>
      <style:paragraph-properties fo:margin-left="0in" fo:margin-right="0in" fo:margin-top="0in" fo:margin-bottom="0.111in" style:contextual-spacing="false" fo:line-height="125%" fo:text-align="justify" style:justify-single-word="false" fo:orphans="2" fo:widows="2" fo:text-indent="0.9846in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>
      <style:paragraph-properties fo:margin-left="0in" fo:margin-right="0in" fo:text-align="center" style:justify-single-word="false" fo:text-indent="0in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>
      <style:paragraph-properties fo:margin-left="0in" fo:margin-right="0in" fo:line-height="100%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/>
    <style:style style:name="ICLR_20_-_20_Marcadores" style:display-name="ICLR - Marcadores" style:family="paragraph" style:parent-style-name="ICLR_20_-_20_Normal" style:list-style-name="WWNum3"/>
    <style:style style:name="ICLR_20_-_20_Legenda" style:display-name="ICLR - Legenda" style:family="paragraph" style:parent-style-name="ICLR_20_-_20_Normal">
      <style:paragraph-properties fo:margin-left="0in" fo:margin-right="0in" fo:line-height="100%" fo:text-align="center" style:justify-single-word="false" fo:text-indent="0in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>
      <style:paragraph-properties fo:margin-left="0in" fo:margin-right="0in" fo:line-height="100%" fo:text-align="center" style:justify-single-word="false" fo:text-indent="0in" style:auto-text-indent="false"/>
    </style:style>
    <style:style style:name="ICLR_20_-_20_Assinatura" style:display-name="ICLR - Assinatura" style:family="paragraph" style:parent-style-name="ICLR_20_-_20_Normal">
      <style:paragraph-properties fo:margin-left="0in" fo:margin-right="0in" fo:line-height="100%" fo:text-indent="0in" style:auto-text-indent="false">
        <style:tab-stops>
          <style:tab-stop style:position="1.6244in" style:type="center"/>
          <style:tab-stop style:position="3.2484in" style:type="center"/>
          <style:tab-stop style:position="4.8728in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>
      <style:paragraph-properties fo:margin-left="0in" fo:margin-right="0in" fo:text-align="end" style:justify-single-word="false" fo:text-indent="0in" style:auto-text-indent="false"/>
    </style:style>
    <style:style style:name="ICLR_20_-_20_Tabela" style:display-name="ICLR - Tabela" style:family="paragraph" style:parent-style-name="ICLR_20_-_20_Normal">
      <style:paragraph-properties fo:margin-left="0in" fo:margin-right="0in" fo:line-height="100%" fo:text-align="start" style:justify-single-word="false" fo:orphans="0" fo:widows="0" fo:text-indent="0in" style:auto-text-indent="false"/>
      <style:text-properties fo:font-size="10pt" style:font-size-asian="10pt"/>
    </style:style>
    <style:style style:name="ICLR_20_-_20_Citação" style:display-name="ICLR - Citação" style:family="paragraph" style:parent-style-name="ICLR_20_-_20_Normal">
      <style:paragraph-properties fo:margin-left="0.9846in" fo:margin-right="0in" fo:text-indent="0.9846in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>
      <style:text-properties fo:font-size="10pt" style:font-size-asian="10pt"/>
    </style:style>
    <style:style style:name="Style0" style:family="paragraph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.4902in" style:auto-text-indent="false"/>
    </style:style>
    <style:style style:name="ICLR_20_-_20_Rodapé" style:display-name="ICLR - Rodapé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>
      <style:text-properties fo:font-size="12pt" style:font-size-asian="12pt"/>
    </style:style>
    <style:style style:name="Tabela_20_2" style:display-name="Tabela 2" style:family="paragraph" style:parent-style-name="ICLR_20_-_20_Normal">
      <style:paragraph-properties fo:margin-left="0in" fo:margin-right="0in" fo:text-indent="0in" style:auto-text-indent="false"/>
    </style:style>
    <style:style style:name="Enumeração" style:family="paragraph" style:parent-style-name="Tabela_20_2" style:list-style-name="WWNum4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adro" style:family="paragraph" style:parent-style-name="Caption"/>
    <style:style style:name="Table" style:family="paragraph" style:parent-style-name="Caption" style:class="extra"/>
    <style:style style:name="Tabela" style:family="paragraph" style:parent-style-name="Caption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 loext:linked-style-name="Subtitle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1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1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1" style:display-name="Footnote Text Char1" style:family="text" loext:linked-style-name="Footnote">
      <style:text-properties style:font-name="Gadugi1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Footer_20_Char1" style:display-name="Footer Char1" style:family="text" loext:linked-style-name="Footer"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_20_1_20_Char1" style:display-name="Heading 1 Char1" style:family="text" loext:linked-style-name="Heading_20_1">
      <style:text-properties style:font-name="Gadugi1" fo:font-family="Gadugi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_20_Char1" style:display-name="Heading 2 Char1" style:family="text" loext:linked-style-name="Heading_20_2">
      <style:text-properties style:font-name="Gadugi1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4_20_Char1" style:display-name="Heading 4 Char1" style:family="tex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6_20_Char1" style:display-name="Heading 6 Char1" style:family="text" loext:linked-style-name="Heading_20_6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1" style:display-name="Heading 7 Char1" style:family="text" loext:linked-style-name="Heading_20_7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1" style:display-name="Heading 8 Char1" style:family="text" loext:linked-style-name="Heading_20_8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1" style:display-name="Heading 9 Char1" style:family="text" loext:linked-style-name="Heading_20_9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Header_20_Char1" style:display-name="Header Char1" style:family="text" style:parent-style-name="Default_20_Paragraph_20_Font" loext:linked-style-name="Header"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Gadugi1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Gadugi1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1" style:display-name="Heading 3 Char1" style:family="text" style:parent-style-name="Default_20_Paragraph_20_Font" loext:linked-style-name="Heading_20_3">
      <style:text-properties style:font-name="Gadugi1" fo:font-family="Gadugi" style:font-family-generic="roman" style:font-pitch="variable" fo:font-size="12pt" style:font-size-asian="12pt"/>
    </style:style>
    <style:style style:name="Heading_20_5_20_Char1" style:display-name="Heading 5 Char1" style:family="text" style:parent-style-name="Default_20_Paragraph_20_Font" loext:linked-style-name="Heading_20_5">
      <style:text-properties style:font-name="Gadugi1" fo:font-family="Gadugi" style:font-family-generic="roman" style:font-pitch="variable" fo:font-size="12pt" fo:font-weight="bold" style:font-size-asian="12pt" style:font-weight-asian="bold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8" style:family="table">
      <style:table-properties style:width="6.2486in" fo:margin-left="0in" fo:margin-top="0in" fo:margin-bottom="0in" table:align="left" style:writing-mode="lr-tb"/>
    </style:style>
    <style:style style:name="Table8.A" style:family="table-column">
      <style:table-column-properties style:column-width="1.066in"/>
    </style:style>
    <style:style style:name="Table8.B" style:family="table-column">
      <style:table-column-properties style:column-width="4.1354in"/>
    </style:style>
    <style:style style:name="Table8.C" style:family="table-column">
      <style:table-column-properties style:column-width="1.0472in"/>
    </style:style>
    <style:style style:name="Table8.1" style:family="table-row">
      <style:table-row-properties style:min-row-height="0.9382in"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8.B1" style:family="table-cell">
      <style:table-cell-properties fo:padding-left="0.075in" fo:padding-right="0.075in" fo:padding-top="0in" fo:padding-bottom="0in" fo:border="none" style:writing-mode="lr-tb"/>
    </style:style>
    <style:style style:name="Table8.2" style:family="table-row">
      <style:table-row-properties style:min-row-height="0.1681in" fo:keep-together="auto"/>
    </style:style>
    <style:style style:name="Table8.A2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0138in" fo:margin-bottom="0.0138in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Cabeçalho">
      <style:paragraph-properties fo:margin-top="0in" fo:margin-bottom="0in" style:contextual-spacing="false" fo:orphans="0" fo:widows="0" fo:padding="0in" fo:border="none"/>
      <style:text-properties fo:language="pt" fo:country="BR" style:letter-kerning="false" style:language-asian="pt" style:country-asian="BR" style:language-complex="ar" style:country-complex="SA"/>
    </style:style>
    <style:style style:name="MP3" style:family="paragraph" style:parent-style-name="ICLR_20_-_20_Cabeçalho">
      <style:paragraph-properties fo:margin-top="0in" fo:margin-bottom="0in" style:contextual-spacing="false" fo:text-align="end" style:justify-single-word="false" fo:orphans="0" fo:widows="0" fo:padding="0in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MP4" style:family="paragraph" style:parent-style-name="ICLR_20_-_20_Rodapé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P5" style:family="paragraph" style:parent-style-name="ICLR_20_-_20_Rodapé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P6" style:family="paragraph" style:parent-style-name="ICLR_20_-_20_Rodapé">
      <style:paragraph-properties fo:text-align="start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0000ff" loext:opacity="100%"/>
    </style:style>
    <style:style style:name="MT4" style:family="text">
      <style:text-properties fo:language="zh" fo:country="CN" style:font-name-asian="Times New Roman1" style:language-asian="zh" style:country-asian="CN"/>
    </style:style>
    <style:style style:name="MT5" style:family="text">
      <style:text-properties fo:language="zh" fo:country="CN" officeooo:rsid="00086036" style:font-name-asian="Times New Roman1" style:language-asian="zh" style:country-asian="CN"/>
    </style:style>
    <style:style style:name="Mfr1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" draw:opacity="0%" fo:padding="0in" fo:border="none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1.1811in" fo:margin-right="0.590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25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Frame1" text:anchor-type="paragraph" svg:x="1.2047in" svg:y="0.3835in" svg:width="6.2484in" draw:z-index="1"><draw:text-box fo:min-height="0.0161in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MP2" loext:marker-style-name="MT2"><draw:frame draw:style-name="Mfr2" draw:name="Imagem 31" text:anchor-type="as-char" svg:width="0.9055in" svg:height="0.9055in" draw:z-index="3"><draw:image xlink:href="Pictures/10000001000000C7000000C7EEFB13A7.png" xlink:type="simple" xlink:show="embed" xlink:actuate="onLoad" draw:mime-type="image/png"/><svg:desc>ssp-logo-sem-justica-300x300</svg:desc></draw:frame></text:p></table:table-cell><table:table-cell table:style-name="Table8.B1" office:value-type="string"><text:p text:style-name="MP2">Estado de Goiás</text:p><text:p text:style-name="MP2">Secretaria de Estado da Segurança Pública</text:p><text:p text:style-name="MP2">Superintendência de Polícia Técnico-Científica</text:p><text:p text:style-name="MP2">Instituto de Criminalística Leonardo Rodrigues</text:p></table:table-cell><table:table-cell table:style-name="Table8.A1" office:value-type="string"><text:p text:style-name="MP2" loext:marker-style-name="MT2"><draw:frame draw:style-name="Mfr2" draw:name="Imagem 1" text:anchor-type="as-char" svg:width="0.7228in" svg:height="0.9055in" draw:z-index="5"><draw:image xlink:href="Pictures/100000010000009E000000C671AB7155.png" xlink:type="simple" xlink:show="embed" xlink:actuate="onLoad" draw:mime-type="image/png"/></draw:frame></text:p></table:table-cell></table:table-row><table:table-row table:style-name="Table8.2"><table:table-cell table:style-name="Table8.A2" table:number-columns-spanned="3" office:value-type="string"><text:p text:style-name="MP3"/></table:table-cell><table:covered-table-cell/><table:covered-table-cell/></table:table-row></table:table></draw:text-box></draw:frame></text:p>
      </style:header>
      <style:footer>
        <text:p text:style-name="MP4"><text:tab/>Av. Atílio Correia Lima, nº 1.223, Cidade Jardim – Goiânia/GO – CEP: 74.425-030</text:p>
        <text:p text:style-name="MP5">Fone: (62) 3201-9561 / Fax: (62) 3201-9518 – site: www.policiacientifica.go.gov.br</text:p>
        <text:p text:style-name="MP6" loext:marker-style-name="MT3"><text:tab/><text:tab/><text:span text:style-name="MT4">Página </text:span><text:span text:style-name="MT4"><text:page-number text:select-page="current">2</text:page-number></text:span><text:span text:style-name="MT4"><text:s/></text:span><text:span text:style-name="MT5">de 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udo Geral</dc:title>
    <meta:initial-creator>Rodrigo</meta:initial-creator>
    <meta:keyword>SPTC</meta:keyword>
    <meta:editing-cycles>190</meta:editing-cycles>
    <meta:creation-date>2020-03-19T15:00:00</meta:creation-date>
    <dc:date>2024-10-11T17:59:32.784817102</dc:date>
    <meta:editing-duration>PT5H33M42S</meta:editing-duration>
    <meta:generator>LibreOffice/24.2.6.2$Linux_X86_64 LibreOffice_project/420$Build-2</meta:generator>
    <meta:document-statistic meta:table-count="3" meta:image-count="2" meta:object-count="0" meta:page-count="2" meta:paragraph-count="24" meta:word-count="417" meta:character-count="2281" meta:non-whitespace-character-count="1916"/>
    <meta:user-defined meta:name="AppVersion">16.0000</meta:user-defined>
    <meta:user-defined meta:name="Company">SSPJ</meta:user-defined>
    <meta:user-defined meta:name="KSOProductBuildVer">1046-11.2.0.10223</meta:user-defined>
    <meta:user-defined meta:name="_DocHome" meta:value-type="float">-269483190</meta:user-defined>
    <meta:template xlink:type="simple" xlink:actuate="onRequest" xlink:title="Normal.dotm" xlink:href=""/>
  </office:meta>
</office:document-meta>
</file>